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25-08-22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25-05-27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25-02-11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24-12-26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24-08-28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23-07-11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23-03-29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23-01-31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22-10-06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22-07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22-05-11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22-04-25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22-02-09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21-09-01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21-08-06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21-05-19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21-02-11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20-11-12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20-08-11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20-06-22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20-04-07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20-01-27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19-10-30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19-07-22 1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19-04-08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18-11-06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18-08-08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18-04-20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17-10-12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17-08-23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17-05-11 2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17-02-07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16-10-21 2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16-06-15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16-03-29 2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16-01-05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15-12-09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15-07-27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15-05-29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15-04-09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15-02-11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14-12-09 2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14-10-28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14-07-02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14-04-22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14-03-11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14-01-13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13-11-06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13-09-05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13-05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13-03-06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13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12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12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12-06-07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11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11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11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11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11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11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11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11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1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11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10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1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10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1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10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10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10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1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10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9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9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9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9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9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7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7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6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6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6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5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5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5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5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5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5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4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4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4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4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4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4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4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3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3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2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2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2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2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2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2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2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2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2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1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1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1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1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1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1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1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1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1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0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0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0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0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0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0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0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0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0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0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2000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9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9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9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9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9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9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9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9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9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8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8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8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8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8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8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8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8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8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8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8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7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7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7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7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7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7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7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7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7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6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6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6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6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6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6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6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6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6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6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5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5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5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5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5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5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5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5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5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5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4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4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4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4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4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4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4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4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4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4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4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4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3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3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3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3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3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3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3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3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3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3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2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2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2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2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2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2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2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2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2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2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2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2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1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1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1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1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1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1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1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1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1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0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0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0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0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0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0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0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0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0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90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89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89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8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89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89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89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89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89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89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8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88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88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88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88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88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88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88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88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88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88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88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88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88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88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88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88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87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87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87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87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87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87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87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87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311090065301</text:p>
          </table:table-cell>
          <table:table-cell office:value-type="string" calcext:value-type="string">
            <text:p>PR-35/03E/04-0065</text:p>
          </table:table-cell>
          <table:table-cell office:value-type="string" calcext:value-type="string">
            <text:p>1986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76" meta:object-count="0"/>
    <meta:user-defined meta:name="AppVersion">3.0</meta:user-defined>
  </office:meta>
</office:document-meta>
</file>